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, Arial, 'Droid Serif', sans-serif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5983b0" loext:opacity="100%" fo:font-size="20pt" officeooo:paragraph-rsid="000ad4a8" style:font-size-asian="20pt" style:font-size-complex="20pt"/>
    </style:style>
    <style:style style:name="P2" style:family="paragraph" style:parent-style-name="Text_20_body">
      <style:paragraph-properties fo:text-align="start" style:justify-single-word="false"/>
      <style:text-properties fo:color="#5983b0" loext:opacity="100%" fo:font-weight="bold" officeooo:paragraph-rsid="000ad4a8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officeooo:paragraph-rsid="000ad4a8"/>
    </style:style>
    <style:style style:name="T1" style:family="text">
      <style:text-properties officeooo:rsid="001378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cking Notes ( Python Project)</text:p>
      <text:p text:style-name="P3">In this project Registration, Login and CRUD is the main functionality. Technology is using Python Flask Framework, JWT token, React Js. <text:span text:style-name="T1">Sqlite Database and API tesing use Postman.</text:span></text:p>
      <text:p text:style-name="P3"/>
      <text:p text:style-name="P3">The project covert subdirectory for the easiest to way builds the project. A project run from app.py file, models.py, routes.py, __init__.py push into todo app. Create database class in models.py, __init__.py file load the project, routes.py handle CRUD and Registration functionally.</text:p>
      <text:p text:style-name="P3"/>
      <text:p text:style-name="P3"/>
      <text:p text:style-name="P2">_init__.py :</text:p>
      <text:p text:style-name="P3">All project files and packages are loaded in __init__py.</text:p>
      <text:p text:style-name="P3"/>
      <text:p text:style-name="P2">Models.py :</text:p>
      <text:p text:style-name="P3">User class Database user for login and registration. For CRUD functionality user Todo class Database</text:p>
      <text:p text:style-name="P3"/>
      <text:p text:style-name="P2">routes.py:</text:p>
      <text:p text:style-name="P3">In routes.py directory handle all logic functionality. Login with a Token, Create a post, View all post items, Delete the post, and JWT Token Implement in this file.</text:p>
      <text:p text:style-name="P3"/>
      <text:p text:style-name="P3"/>
      <text:p text:style-name="P2">React:</text:p>
      <text:p text:style-name="P3">Create react project for the front end. Router.jsx manages all routes from Flask Application. Home, Registration, Login, Update in Pages Director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, Arial, 'Droid Serif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9:56:41.320477913</meta:creation-date>
    <dc:date>2022-11-05T21:42:38.112709812</dc:date>
    <meta:editing-duration>PT1H43M20S</meta:editing-duration>
    <meta:editing-cycles>8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11" meta:word-count="153" meta:character-count="1002" meta:non-whitespace-character-count="860"/>
  </office:meta>
</office:document-meta>
</file>